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3000001D772390E4978B3EA1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3.748cm" svg:y="4.253cm" svg:width="10.165cm" svg:height="6.622cm" draw:z-index="0"><draw:image xlink:href="Pictures/10000000000002D3000001D772390E4978B3EA1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7T13:32:36.604000000</meta:creation-date>
    <dc:date>2021-05-17T13:38:08.923000000</dc:date>
    <meta:editing-duration>PT5M36S</meta:editing-duration>
    <meta:editing-cycles>2</meta:editing-cycles>
    <meta:generator>LibreOffice/6.1.3.2$Windows_X86_64 LibreOffice_project/86daf60bf00efa86ad547e59e09d6bb77c699acb</meta:generator>
    <meta:print-date>2021-05-17T13:36:19.616000000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